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11c7" officeooo:paragraph-rsid="000b11c7"/>
    </style:style>
    <style:style style:name="P2" style:family="paragraph" style:parent-style-name="Standard">
      <style:paragraph-properties fo:text-align="center" style:justify-single-word="false"/>
      <style:text-properties officeooo:rsid="000b11c7" officeooo:paragraph-rsid="000b11c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b11c7" officeooo:paragraph-rsid="000b11c7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b11c7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0b11c7"/>
    </style:style>
    <style:style style:name="T1" style:family="text">
      <style:text-properties officeooo:rsid="000b11c7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y Caddell</text:p>
      <text:p text:style-name="P1">Rodney Sweat</text:p>
      <text:p text:style-name="P1">Final Project – Summer II 2022</text:p>
      <text:p text:style-name="P1"/>
      <text:p text:style-name="P2">Final Project Pseudo Code:</text:p>
      <text:p text:style-name="P2"/>
      <text:list xml:id="list791736180" text:style-name="L1">
        <text:list-item>
          <text:p text:style-name="P3">Open, read, and save contents of text file into program.</text:p>
        </text:list-item>
      </text:list>
      <text:list xml:id="list967031576" text:style-name="L2">
        <text:list-item>
          <text:list>
            <text:list-item>
              <text:p text:style-name="P4"><text:span text:style-name="T1">Notify user if file did not properly open.</text:span></text:p>
            </text:list-item>
          </text:list>
        </text:list-item>
      </text:list>
      <text:list xml:id="list90629909079604" text:continue-list="list791736180" text:style-name="L1">
        <text:list-item>
          <text:p text:style-name="P3">To safeguard against reading document with various forms of capitalization and punctuation:</text:p>
        </text:list-item>
      </text:list>
      <text:list xml:id="list4015505075" text:style-name="L3">
        <text:list-item>
          <text:list>
            <text:list-item>
              <text:p text:style-name="P5"><text:span text:style-name="T1">Force all contents of text file into a single case (lower).</text:span></text:p>
            </text:list-item>
            <text:list-item>
              <text:p text:style-name="P5"><text:span text:style-name="T1">Parse out any punctuation from text.</text:span></text:p>
            </text:list-item>
          </text:list>
        </text:list-item>
      </text:list>
      <text:list xml:id="list90629450158439" text:continue-list="list90629909079604" text:style-name="L1">
        <text:list-item>
          <text:p text:style-name="P3">Repeat steps 1 and 2 for each text file.</text:p>
        </text:list-item>
        <text:list-item>
          <text:p text:style-name="P3">Sort the target list, Reserved Word List, in ascending order.</text:p>
        </text:list-item>
        <text:list-item>
          <text:p text:style-name="P3">Compare block of text to target list via binary search.</text:p>
        </text:list-item>
        <text:list-item>
          <text:p text:style-name="P3">Output all word in block of text not in reserved word list.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09:00:37.493604751</meta:creation-date>
    <dc:date>2022-08-10T09:06:27.625831296</dc:date>
    <meta:editing-duration>PT5M50S</meta:editing-duration>
    <meta:editing-cycles>1</meta:editing-cycles>
    <meta:document-statistic meta:table-count="0" meta:image-count="0" meta:object-count="0" meta:page-count="1" meta:paragraph-count="13" meta:word-count="110" meta:character-count="594" meta:non-whitespace-character-count="505"/>
    <meta:generator>LibreOffice/7.3.5.2$Linux_X86_64 LibreOffice_project/30$Build-2</meta:generator>
  </office:meta>
</office:document-meta>
</file>